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weight="bold" officeooo:rsid="0001d94b" officeooo:paragraph-rsid="0001d94b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weight="normal" officeooo:rsid="0001d94b" officeooo:paragraph-rsid="0001d94b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weight="normal" officeooo:rsid="0002b3fc" officeooo:paragraph-rsid="003a734a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weight="normal" officeooo:rsid="0002b3fc" officeooo:paragraph-rsid="0002b3fc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weight="normal" officeooo:rsid="00033388" officeooo:paragraph-rsid="00033388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weight="normal" officeooo:rsid="00033388" officeooo:paragraph-rsid="001a1ff7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weight="normal" officeooo:rsid="0003a2f7" officeooo:paragraph-rsid="0003a2f7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01d94b" officeooo:paragraph-rsid="0001d94b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Liberation Serif" fo:font-weight="normal" officeooo:rsid="00133bc5" officeooo:paragraph-rsid="00133bc5" style:font-weight-asian="normal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Liberation Serif" fo:font-weight="normal" officeooo:rsid="001361b6" officeooo:paragraph-rsid="001361b6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Liberation Serif" fo:font-weight="normal" officeooo:rsid="00200387" officeooo:paragraph-rsid="00200387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Liberation Serif" fo:font-weight="normal" officeooo:rsid="00200387" officeooo:paragraph-rsid="002a0dc8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Liberation Serif" fo:font-weight="normal" officeooo:rsid="00056d02" officeooo:paragraph-rsid="00056d02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Liberation Serif" fo:font-weight="normal" officeooo:rsid="001e10c0" officeooo:paragraph-rsid="001e10c0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Liberation Serif" fo:font-weight="normal" officeooo:rsid="0042756b" officeooo:paragraph-rsid="0042756b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Liberation Serif" fo:font-weight="normal" officeooo:rsid="004c2224" officeooo:paragraph-rsid="004c2224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Liberation Serif" fo:font-weight="normal" officeooo:rsid="004c2224" officeooo:paragraph-rsid="004f4250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Liberation Serif" fo:font-weight="normal" officeooo:rsid="00547bda" officeooo:paragraph-rsid="00547bda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Liberation Serif" fo:font-weight="normal" officeooo:rsid="00547bda" officeooo:paragraph-rsid="0054ec5a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Liberation Serif" fo:font-weight="normal" officeooo:rsid="00547bda" officeooo:paragraph-rsid="0056b634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Liberation Serif" fo:font-weight="normal" officeooo:rsid="0047d77b" officeooo:paragraph-rsid="00587fe4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Liberation Serif" fo:font-weight="normal" officeooo:rsid="000dbfbb" officeooo:paragraph-rsid="000dbfbb" style:font-weight-asian="normal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Liberation Serif" fo:font-weight="normal" officeooo:rsid="0059fc06" officeooo:paragraph-rsid="005b841e" style:font-weight-asian="normal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/>
      <style:text-properties style:font-name="Liberation Serif" fo:font-weight="normal" officeooo:rsid="004c2224" officeooo:paragraph-rsid="0050dd84" style:font-weight-asian="normal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/>
      <style:text-properties style:font-name="Liberation Serif" fo:font-weight="normal" officeooo:rsid="004c2224" officeooo:paragraph-rsid="00512bf2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Liberation Serif" fo:font-weight="normal" officeooo:rsid="00547bda" officeooo:paragraph-rsid="00547bda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Liberation Serif" fo:font-weight="normal" officeooo:rsid="00547bda" officeooo:paragraph-rsid="005f6f36" style:font-weight-asian="normal" style:font-weight-complex="normal"/>
    </style:style>
    <style:style style:name="T1" style:family="text">
      <style:text-properties officeooo:rsid="0002b3fc"/>
    </style:style>
    <style:style style:name="T2" style:family="text">
      <style:text-properties officeooo:rsid="00033388"/>
    </style:style>
    <style:style style:name="T3" style:family="text">
      <style:text-properties officeooo:rsid="0003a2f7"/>
    </style:style>
    <style:style style:name="T4" style:family="text">
      <style:text-properties officeooo:rsid="0006f6c2"/>
    </style:style>
    <style:style style:name="T5" style:family="text">
      <style:text-properties officeooo:rsid="0008815f"/>
    </style:style>
    <style:style style:name="T6" style:family="text">
      <style:text-properties officeooo:rsid="000dbfbb"/>
    </style:style>
    <style:style style:name="T7" style:family="text">
      <style:text-properties officeooo:rsid="000ecebd"/>
    </style:style>
    <style:style style:name="T8" style:family="text">
      <style:text-properties officeooo:rsid="00115565"/>
    </style:style>
    <style:style style:name="T9" style:family="text">
      <style:text-properties officeooo:rsid="001361b6"/>
    </style:style>
    <style:style style:name="T10" style:family="text">
      <style:text-properties officeooo:rsid="00143667"/>
    </style:style>
    <style:style style:name="T11" style:family="text">
      <style:text-properties officeooo:rsid="0016043a"/>
    </style:style>
    <style:style style:name="T12" style:family="text">
      <style:text-properties officeooo:rsid="001a1ff7"/>
    </style:style>
    <style:style style:name="T13" style:family="text">
      <style:text-properties officeooo:rsid="001a2405"/>
    </style:style>
    <style:style style:name="T14" style:family="text">
      <style:text-properties officeooo:rsid="0024d8d3"/>
    </style:style>
    <style:style style:name="T15" style:family="text">
      <style:text-properties officeooo:rsid="00256a57"/>
    </style:style>
    <style:style style:name="T16" style:family="text">
      <style:text-properties officeooo:rsid="002a0dc8"/>
    </style:style>
    <style:style style:name="T17" style:family="text">
      <style:text-properties officeooo:rsid="00342cf9"/>
    </style:style>
    <style:style style:name="T18" style:family="text">
      <style:text-properties officeooo:rsid="003a734a"/>
    </style:style>
    <style:style style:name="T19" style:family="text">
      <style:text-properties style:font-name="Liberation Serif"/>
    </style:style>
    <style:style style:name="T20" style:family="text">
      <style:text-properties officeooo:rsid="004093e9"/>
    </style:style>
    <style:style style:name="T21" style:family="text">
      <style:text-properties officeooo:rsid="0042756b"/>
    </style:style>
    <style:style style:name="T22" style:family="text">
      <style:text-properties officeooo:rsid="00056d02"/>
    </style:style>
    <style:style style:name="T23" style:family="text">
      <style:text-properties officeooo:rsid="0050dd84"/>
    </style:style>
    <style:style style:name="T24" style:family="text">
      <style:text-properties officeooo:rsid="0054ec5a"/>
    </style:style>
    <style:style style:name="T25" style:family="text">
      <style:text-properties officeooo:rsid="0051b634"/>
    </style:style>
    <style:style style:name="T26" style:family="text">
      <style:text-properties officeooo:rsid="005befb2"/>
    </style:style>
    <style:style style:name="T27" style:family="text">
      <style:text-properties officeooo:rsid="005f6f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STOM <text:span text:style-name="T1">LINUX</text:span> LIVECD TUTORIAL</text:p>
      <text:p text:style-name="P2">1) making custom LiveCD booting and entirely running in RAM memory one could find quite fast and useful. This distro is configured for M-script ( MATLAB / Octave ) and C++ programming issues. It consist of removing package<text:span text:style-name="T6">s</text:span>; installing a pack of different programms; deleting welcome Try/Install window; repository updates. <text:span text:style-name="T1">Minimal requirements:</text:span></text:p>
      <text:p text:style-name="P2"><text:tab/>- <text:span text:style-name="T1">any modern: motherboard, processor, power suply, pendrive and RAM memory</text:span></text:p>
      <text:p text:style-name="P2"><text:tab/>- <text:span text:style-name="T1">PC’s with lower amount of RAM than : 512MB should boot with other solution like Puppy <text:tab/>LINUX, or BSD terminal OS ( it runs below 8MB of RAM ).</text:span></text:p>
      <text:p text:style-name="P2">2) to start from scratch one needs LINUX running enviroment ( this tutorial <text:span text:style-name="T23">is intended for Lubuntu, and was checked on LubuntuDesktop18.04_64b</text:span> ) and LINUX distribution <text:span text:style-name="T1">ISO </text:span>file ( ~1.6GB ) downloaded from:</text:p>
      <text:p text:style-name="P8"><text:span text:style-name="T19"><text:tab/></text:span><text:a xlink:type="simple" xlink:href="https://lubuntu.net/" text:style-name="Internet_20_link" text:visited-style-name="Visited_20_Internet_20_Link"><text:span text:style-name="T19">https://lubuntu.net/</text:span></text:a></text:p>
      <text:p text:style-name="P2">3) <text:span text:style-name="T1">download and start customizing program Cubic on host OS:</text:span></text:p>
      <text:p text:style-name="P2"><text:tab/><text:span text:style-name="T1">#sudo apt-add-repository ppa:cubic-wizard/release</text:span></text:p>
      <text:p text:style-name="P2"><text:tab/><text:span text:style-name="T1">#sudo apt-get update</text:span></text:p>
      <text:p text:style-name="P2"><text:tab/><text:span text:style-name="T1">#sudo apt-get install cubic</text:span></text:p>
      <text:p text:style-name="P2"><text:tab/><text:span text:style-name="T1">#cubic</text:span></text:p>
      <text:p text:style-name="P3">4) after choosing custom liveCD project folder and downloaded ISO file, Cubic starts a <text:span text:style-name="T2">customized client OS</text:span> console ( default running as root user <text:span text:style-name="T18">#</text:span>sudo su ) for further <text:span text:style-name="T2">liveCD</text:span> operating system changes. Firstly one should upgrade repo’s – author uses those <text:span text:style-name="T2">polish mirror repos</text:span> listed below:</text:p>
      <text:p text:style-name="P4"><text:tab/>#nano /etc/apt/sources.list<text:tab/><text:span text:style-name="T2">#( comment content )</text:span></text:p>
      <text:p text:style-name="P5">deb http://pl.archive.ubuntu.com/ubuntu/ xenial main restricted</text:p>
      <text:p text:style-name="P5">deb http://pl.archive.ubuntu.com/ubuntu/ xenial-updates main restricted</text:p>
      <text:p text:style-name="P5">deb http://pl.archive.ubuntu.com/ubuntu/ xenial universe</text:p>
      <text:p text:style-name="P5">deb http://pl.archive.ubuntu.com/ubuntu/ xenial-updates universe</text:p>
      <text:p text:style-name="P5">deb http://pl.archive.ubuntu.com/ubuntu/ xenial multiverse</text:p>
      <text:p text:style-name="P5">deb http://pl.archive.ubuntu.com/ubuntu/ xenial-updates multiverse</text:p>
      <text:p text:style-name="P5">deb http://pl.archive.ubuntu.com/ubuntu/ xenial-backports main restricted universe multiverse</text:p>
      <text:p text:style-name="P5">deb http://security.ubuntu.com/ubuntu xenial-security main restricted</text:p>
      <text:p text:style-name="P5">deb http://security.ubuntu.com/ubuntu xenial-security universe</text:p>
      <text:p text:style-name="P5">deb http://security.ubuntu.com/ubuntu xenial-security multiverse</text:p>
      <text:p text:style-name="P5"><text:tab/>#add-apt-repository universe</text:p>
      <text:p text:style-name="P5"><text:tab/>#add-apt-repository main</text:p>
      <text:p text:style-name="P5"><text:tab/>#add-apt-repository restricted</text:p>
      <text:p text:style-name="P5"><text:tab/>#add-apt-repository multiverse</text:p>
      <text:p text:style-name="P6"><text:span text:style-name="T12">5</text:span>) <text:span text:style-name="T3">remove</text:span> <text:span text:style-name="T3">office, email, full system install</text:span> <text:span text:style-name="T3">packages ( ~770MB – only applicable to full Ubuntu )</text:span>:</text:p>
      <text:p text:style-name="P6"><text:tab/>#<text:span text:style-name="T3">apt-get remove libreoffice-*</text:span></text:p>
      <text:p text:style-name="P6"><text:tab/><text:span text:style-name="T3">#apt-get remove thunderbir*</text:span></text:p>
      <text:p text:style-name="P6"><text:tab/><text:span text:style-name="T4">#apt-get remove ubiquit*</text:span></text:p>
      <text:p text:style-name="P5"><text:span text:style-name="T12">6</text:span>) update repos:</text:p>
      <text:p text:style-name="P5"><text:tab/><text:span text:style-name="T7">#apt-get update &amp;&amp; </text:span>apt-get upgrade <text:span text:style-name="T20">&amp;&amp; </text:span>apt-get update <text:span text:style-name="T20">&amp;&amp; </text:span>apt-get autoremove</text:p>
      <text:p text:style-name="P7">7) install packages (~<text:span text:style-name="T8">90</text:span>0MB):</text:p>
      <text:p text:style-name="P16"><text:s text:c="4"/>lightweight version:</text:p>
      <text:p text:style-name="P25">#aptitude install htop <text:span text:style-name="T5">iotop </text:span>aptitude w3m gpm vim git konsole screen parallel p7zip-full mc cppman vlc doxygen iperf ifenslave samba cifs-utils openssh-server traceroute exfat-fuse exfat-utils odt2txt gcc tcc mbw <text:span text:style-name="T5">odt2txt</text:span></text:p>
      <text:p text:style-name="P17"><text:s text:c="4"/><text:span text:style-name="T23">additional packages:</text:span></text:p>
      <text:p text:style-name="P24"><text:span text:style-name="T22">#apt</text:span>itude<text:span text:style-name="T22"> install libvncserver-dev tightvncserver xtightvncviewer xfce4 xfce4-goodies octave octave-communications octave-communications-common octave-control octave-image octave-signal</text:span></text:p>
      <text:p text:style-name="P9">8) drag <text:span text:style-name="T17">&amp;</text:span> drop needed files and directories to <text:span text:style-name="T12">C</text:span>ubic <text:span text:style-name="T12">console</text:span></text:p>
      <text:p text:style-name="P9">9) customize vim <text:span text:style-name="T9">( after „syntax on” )</text:span>:</text:p>
      <text:p text:style-name="P9"><text:soft-page-break/><text:tab/><text:span text:style-name="T9">#nano /etc/vim/vimrc</text:span></text:p>
      <text:p text:style-name="P10"><text:tab/><text:tab/>set autoindent</text:p>
      <text:p text:style-name="P10"><text:tab/><text:tab/>set ts=4</text:p>
      <text:p text:style-name="P10"><text:tab/><text:tab/>set sw=4</text:p>
      <text:p text:style-name="P10"><text:tab/><text:tab/>set mouse=a</text:p>
      <text:p text:style-name="P10"><text:tab/><text:tab/>set number</text:p>
      <text:p text:style-name="P10">10) customize grub:</text:p>
      <text:p text:style-name="P10"><text:tab/>#vim /etc/default/grub</text:p>
      <text:p text:style-name="P10"><text:tab/><text:tab/>#GRUB_HIDDEN_TIMEOUT_QUIET=true</text:p>
      <text:p text:style-name="P10"><text:tab/><text:tab/>GRUB_TIMEOUT=0</text:p>
      <text:p text:style-name="P10"><text:tab/><text:tab/>GRUB_CMDLINE_LINUX_DEFAULT="toram"</text:p>
      <text:p text:style-name="P10"><text:tab/><text:span text:style-name="T11">#update-grub</text:span></text:p>
      <text:p text:style-name="P15">11) allow remote ssh login:</text:p>
      <text:p text:style-name="P15"><text:tab/>#sudo ufw allow 22</text:p>
      <text:p text:style-name="P11">1<text:span text:style-name="T21">2</text:span>) <text:span text:style-name="T14">set </text:span>polish language <text:span text:style-name="T16">( „pl_PL.UTF-8” )</text:span> as default:</text:p>
      <text:p text:style-name="P12"><text:tab/>#locale-gen "en_US.UTF-8"</text:p>
      <text:p text:style-name="P12"><text:tab/><text:span text:style-name="T26">#locale-gen "pl_PL.UTF-8"</text:span></text:p>
      <text:p text:style-name="P12"><text:tab/><text:span text:style-name="T16">#dpkg-reconfigure locales</text:span></text:p>
      <text:p text:style-name="P18">14) <text:span text:style-name="T24">change root password, and </text:span>add some user:</text:p>
      <text:p text:style-name="P19"><text:tab/><text:span text:style-name="T24">#sudo passwd root</text:span></text:p>
      <text:p text:style-name="P20"><text:tab/><text:tab/>admin1</text:p>
      <text:p text:style-name="P20"><text:tab/><text:tab/>admin1</text:p>
      <text:p text:style-name="P21"><text:tab/><text:span text:style-name="T25">#su -</text:span></text:p>
      <text:p text:style-name="P19"><text:tab/>#sudo useradd admin</text:p>
      <text:p text:style-name="P18"><text:tab/>#sudo passwd admin</text:p>
      <text:p text:style-name="P18"><text:tab/><text:tab/>admin1</text:p>
      <text:p text:style-name="P18"><text:tab/><text:tab/>admin1</text:p>
      <text:p text:style-name="P27"><text:tab/><text:span text:style-name="T27">#sudo mkdir /home/admin</text:span></text:p>
      <text:p text:style-name="P18"><text:tab/><text:span text:style-name="T27">#sudo cp -rT /etc/skel /home/admin</text:span></text:p>
      <text:p text:style-name="P18"><text:tab/><text:span text:style-name="T27">#sudo chown -R admin:admin /home/admin</text:span></text:p>
      <text:p text:style-name="P18"><text:tab/>#sudo usermod -aG sudo admin</text:p>
      <text:p text:style-name="P18">15) enable numeric lock on system boot up:</text:p>
      <text:p text:style-name="P18"><text:tab/>#sudo vim /etc/xdg/lubuntu/lxdm/lxdm.conf</text:p>
      <text:p text:style-name="P18"><text:tab/><text:tab/>#numlock=1</text:p>
      <text:p text:style-name="P13"><text:span text:style-name="T10">16</text:span>) <text:span text:style-name="T4">start a boot disc creator for pendrive and choose a customized ISO file, restart, change boot options in BIOS and voile:)</text:span></text:p>
      <text:p text:style-name="P14">1<text:span text:style-name="T24">7</text:span>) customized liveCD has ~1.8GB in size <text:span text:style-name="T15">( +0.2GB comparing to original Ubuntu Desktop )</text:span></text:p>
      <text:p text:style-name="P22"><text:span text:style-name="T10">18</text:span>) one can add some <text:span text:style-name="T13">further</text:span> additional features to liveCD using customized ISO file as input to Cubic package.</text:p>
      <text:p text:style-name="P22"/>
      <text:p text:style-name="P23">Post Scriptum: output liveCD is limited to 4GiB of ISO file. Use common 64bit version of modern Debian-based LINUX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07:01:10.085030271</meta:creation-date>
    <dc:date>2019-02-11T19:40:37.384386545</dc:date>
    <meta:editing-duration>PT4H39M40S</meta:editing-duration>
    <meta:editing-cycles>64</meta:editing-cycles>
    <meta:generator>LibreOffice/5.1.6.2$Linux_X86_64 LibreOffice_project/10m0$Build-2</meta:generator>
    <meta:document-statistic meta:table-count="0" meta:image-count="0" meta:object-count="0" meta:page-count="2" meta:paragraph-count="78" meta:word-count="541" meta:character-count="4171" meta:non-whitespace-character-count="3639"/>
  </office:meta>
</office:document-meta>
</file>